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c32" officeooo:paragraph-rsid="0015ac32"/>
    </style:style>
    <style:style style:name="P2" style:family="paragraph" style:parent-style-name="Standard">
      <style:text-properties officeooo:paragraph-rsid="0015ac32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c32" officeooo:paragraph-rsid="00162c96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cec6" officeooo:paragraph-rsid="0017cec6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cec6" officeooo:paragraph-rsid="0017cec6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bb0" officeooo:paragraph-rsid="001adbb0" style:text-blinking="false" fo:background-color="transparen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bb0" officeooo:paragraph-rsid="001bac5f" style:text-blinking="false" fo:background-color="transparen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c32" officeooo:paragraph-rsid="00162c96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c32" officeooo:paragraph-rsid="001adbb0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dbb0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ac5f" officeooo:paragraph-rsid="001bac5f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bac5f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5ac32" officeooo:paragraph-rsid="001adbb0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dbb0" officeooo:paragraph-rsid="001adbb0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1adbb0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1bac5f" style:text-blinking="false" fo:background-color="transparen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text-underline-style="none" officeooo:paragraph-rsid="001adbb0" style:text-blinking="false" fo:background-color="transparen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officeooo:paragraph-rsid="001adbb0" style:text-blinking="false" fo:background-color="transparent"/>
    </style:style>
    <style:style style:name="P19" style:family="paragraph" style:parent-style-name="Standard">
      <style:text-properties style:text-underline-style="solid" style:text-underline-width="auto" style:text-underline-color="font-color" officeooo:rsid="001adbb0" officeooo:paragraph-rsid="001adbb0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dbb0" officeooo:paragraph-rsid="001adbb0" style:text-blinking="false" fo:background-color="transparent"/>
    </style:style>
    <style:style style:name="P21" style:family="paragraph" style:parent-style-name="Text_20_body">
      <style:text-properties officeooo:paragraph-rsid="001adbb0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>
      <style:text-properties style:text-underline-style="solid" style:text-underline-width="auto" style:text-underline-color="font-color" officeooo:paragraph-rsid="001adbb0"/>
    </style:style>
    <style:style style:name="T1" style:family="text">
      <style:text-properties officeooo:rsid="001adbb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bb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1adbb0" style:text-blinking="false" fo:background-color="transparent" loext:char-shading-value="0"/>
    </style:style>
    <style:style style:name="T5" style:family="text">
      <style:text-properties style:text-underline-style="none" officeooo:rsid="0017cec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dbb0"/>
    </style:style>
    <style:style style:name="T8" style:family="text">
      <style:text-properties style:font-name="Arial" fo:font-size="11pt" fo:font-style="normal" fo:font-weight="normal"/>
    </style:style>
    <style:style style:name="T9" style:family="text">
      <style:text-properties style:font-name="Arial" fo:font-size="11pt" fo:font-style="normal" fo:font-weight="normal" officeooo:rsid="001adbb0"/>
    </style:style>
    <style:style style:name="T10" style:family="text">
      <style:text-properties officeooo:rsid="001bac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REATE DATABASE</text:p>
      <text:p text:style-name="P1">CREATE DATABASE EmpRecord;</text:p>
      <text:p text:style-name="P1">USE EmpRecord;</text:p>
      <text:p text:style-name="P2"/>
      <text:p text:style-name="P13">‘EmployeeDetails’ <text:span text:style-name="T1">TABLE CREATION</text:span></text:p>
      <text:p text:style-name="P13"/>
      <text:p text:style-name="P3">CREATE TABLE EmployeeDetails(EmpId BIGINT PRIMARY KEY,</text:p>
      <text:p text:style-name="P3">FullName VARCHAR(40) NOT NULL,</text:p>
      <text:p text:style-name="P3">ManagerId BIGINT NOT NULL,</text:p>
      <text:p text:style-name="P3">DateOfJoining DATE NOT NULL);</text:p>
      <text:p text:style-name="P3"/>
      <text:p text:style-name="P13">‘<text:span text:style-name="T5">EmployeeSalary</text:span>’ <text:span text:style-name="T1">TABLE CREATION</text:span></text:p>
      <text:p text:style-name="P13"/>
      <text:p text:style-name="P4">CREATE TABLE EmployeeSalary(EmpId BIGINT,</text:p>
      <text:p text:style-name="P4">Project VARCHAR(40),</text:p>
      <text:p text:style-name="P4">Salary BIGINT NOT NULL,</text:p>
      <text:p text:style-name="P4">FOREIGN KEY(EmpId) REFERENCES EmployeeDetails(EmpId));</text:p>
      <text:p text:style-name="P4"/>
      <text:p text:style-name="P14">INSERTION OF VALUES</text:p>
      <text:p text:style-name="P6"/>
      <text:p text:style-name="P6">INSERT INTO EmployeeDetails VALUES (121,'John Snow',321,'2015/01/31'),</text:p>
      <text:p text:style-name="P6">(321,'Rahul Dravid',986,'2016/01/30'),</text:p>
      <text:p text:style-name="P6">(421,'Tom Cruise',786,'2017/11/27'),</text:p>
      <text:p text:style-name="P6">(521,'Narendra Modi',976,'2017/04/02');</text:p>
      <text:p text:style-name="P6"/>
      <text:p text:style-name="P6">INSERT INTO EmployeeSalary VALUES (121,'Microsoft Office',8000),</text:p>
      <text:p text:style-name="P6">(321,'Facebook',10000),</text:p>
      <text:p text:style-name="P6">(421,'WhatsApp',12000);</text:p>
      <text:p text:style-name="P6"/>
      <text:p text:style-name="P6">-------------------------------- Assignment Queries----------------------</text:p>
      <text:p text:style-name="P6"/>
      <text:p text:style-name="P15"><text:span text:style-name="T1">Query </text:span><text:bookmark text:name="docs-internal-guid-55bd24c0-7fff-dc56-8447-405617bd0a1b"/>1- to fetch total number of employees working on project ‘Microsoft Office’ </text:p>
      <text:p text:style-name="P22"><text:span text:style-name="T4"/></text:p>
      <text:p text:style-name="P21"><text:span text:style-name="T2">SELECT COUNT(Emp.EmpId) AS Employee_Count</text:span></text:p>
      <text:p text:style-name="P21"><text:span text:style-name="T2"><text:s/>FROM EmployeeDetails Emp INNER JOIN EmployeeSalary EmpSal </text:span></text:p>
      <text:p text:style-name="P21"><text:span text:style-name="T2">ON Emp.EmpId = EmpSal.EmpId </text:span></text:p>
      <text:p text:style-name="P21"><text:span text:style-name="T2">WHERE EmpSal.Project='Microsoft Office';</text:span></text:p>
      <text:p text:style-name="P6"/>
      <text:p text:style-name="P10"><text:span text:style-name="T7">Query2-</text:span><text:bookmark text:name="docs-internal-guid-03a60f51-7fff-879e-a40c-503b4ee5bc26"/><text:span text:style-name="T6">to fetch name of the employee with maximum salary</text:span> </text:p>
      <text:p text:style-name="Text_20_body"><text:span text:style-name="T2"/></text:p>
      <text:p text:style-name="P21"><text:span text:style-name="T2">SELECT Emp.FullName </text:span></text:p>
      <text:p text:style-name="P21"><text:span text:style-name="T2">FROM EmployeeDetails Emp INNER JOIN EmployeeSalary EmpSal</text:span></text:p>
      <text:p text:style-name="P21"><text:span text:style-name="T2"><text:s/>ON Emp.EmpId=EmpSal.EmpId</text:span></text:p>
      <text:p text:style-name="P21"><text:span text:style-name="T2"><text:s/>WHERE EmpSal.Salary=(SELECT MAX(Salary) FROM EmployeeSalary);</text:span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0"><text:bookmark text:name="docs-internal-guid-5b319412-7fff-be83-c772-7bf39afcbbaf"/><text:soft-page-break/>Query 3-. to fetch employees who joined between 1 Jan 2016 and 1 Oct 2017 </text:p>
      <text:p text:style-name="P21"><text:span text:style-name="T2">SELECT FullName FROM EmployeeDetails</text:span></text:p>
      <text:p text:style-name="P21"><text:span text:style-name="T2"><text:s/>WHERE DateOfJoining BETWEEN '2016-01-01' AND '2017-10-01' ; <text:s/></text:span></text:p>
      <text:p text:style-name="P15"><text:span text:style-name="T1">Query 4-</text:span><text:bookmark text:name="docs-internal-guid-97020e52-7fff-46c0-9e72-8295c1be0fc7"/>. to fetch first two records of EmployeeDetails </text:p>
      <text:p text:style-name="Text_20_body"><text:span text:style-name="T2">SELECT * FROM EmployeeDetails LIMIT 2;</text:span></text:p>
      <text:p text:style-name="Text_20_body"><text:span text:style-name="T2"/></text:p>
      <text:p text:style-name="P20"><text:bookmark text:name="docs-internal-guid-72259c26-7fff-b06b-da26-f34d730f140c"/>Query 5-to fetch employees with salary above 10000 </text:p>
      <text:p text:style-name="P21"><text:span text:style-name="T2">SELECT * FROM </text:span></text:p>
      <text:p text:style-name="P21"><text:span text:style-name="T2">EmployeeDetails Emp <text:s/>JOIN EmployeeSalary EmpSal </text:span></text:p>
      <text:p text:style-name="P21"><text:span text:style-name="T2">ON Emp.EmpId=EmpSal.EmpId </text:span></text:p>
      <text:p text:style-name="P21"><text:span text:style-name="T2">WHERE EmpSal.Salary &gt; 10000;</text:span></text:p>
      <text:p text:style-name="P21"><text:span text:style-name="T2"/></text:p>
      <text:p text:style-name="P15"><text:span text:style-name="T1">Query 6-</text:span><text:bookmark text:name="docs-internal-guid-9adcddcc-7fff-e68b-8128-0af4a6db050d"/>. to fetch ManagerId and how many sub-ordinates they have </text:p>
      <text:p text:style-name="Text_20_body"><text:span text:style-name="T2">SELECT Manager.ManagerId AS Manager,COUNT(Emp.EmpId) AS No_Of_Subordinates FROM EmployeeDetails Emp JOIN EmployeeDetails Manager ON Emp.ManagerId=Manager.EmpId GROUP BY Manager.EmpId ;</text:span></text:p>
      <text:p text:style-name="Text_20_body"><text:span text:style-name="T2"/></text:p>
      <text:p text:style-name="P23"><text:span text:style-name="T4">Query 7-</text:span><text:bookmark text:name="docs-internal-guid-8743a3d5-7fff-fcc9-b8aa-5d0ebb28d064"/><text:span text:style-name="T3"> to fetch employee names and their manager names </text:span></text:p>
      <text:p text:style-name="Text_20_body"><text:span text:style-name="T2">SELECT Emp.FullName AS Employee,Manager.FullName AS Manager FROM EmployeeDetails Emp JOIN EmployeeDetails Manager on Emp.ManagerId=Manager.EmpId;</text:span></text:p>
      <text:p text:style-name="Text_20_body"><text:span text:style-name="T2"/></text:p>
      <text:p text:style-name="P15"><text:span text:style-name="T1">Query 8-</text:span><text:bookmark text:name="docs-internal-guid-60bc88d0-7fff-f562-32b6-493a4016f6b8"/>to fetch employees with no project assigned</text:p>
      <text:p text:style-name="P15"/>
      <text:p text:style-name="P6">SELECT * FROM EmployeeDetails </text:p>
      <text:p text:style-name="P6">WHERE EmpId NOT IN (SELECT EmpId FROM EmployeeSalary);</text:p>
      <text:p text:style-name="P6"/>
      <text:p text:style-name="P6"/>
      <text:p text:style-name="P18"><text:span text:style-name="T9">Query 9-</text:span><text:bookmark text:name="docs-internal-guid-d5fe0459-7fff-673a-b287-3c226ddf8bd5"/> <text:span text:style-name="T8">to update joining date of ‘Rahul Dravid’ to ’03/10/2014’</text:span></text:p>
      <text:p text:style-name="P17"><text:span text:style-name="T8"/></text:p>
      <text:p text:style-name="P6">UPDATE EmployeeDetails</text:p>
      <text:p text:style-name="P6">SET DateOfJoining = '2014-03-10'</text:p>
      <text:p text:style-name="P6">WHERE FullName = 'Rahul Dravid';</text:p>
      <text:p text:style-name="P6"/>
      <text:p text:style-name="P6"/>
      <text:p text:style-name="P15"><text:span text:style-name="T1">Query 10-</text:span><text:bookmark text:name="docs-internal-guid-e8439fc0-7fff-c97f-591d-6bfd9096a601"/>to insert your favourite employee details and their salary details in above tables</text:p>
      <text:p text:style-name="P15"/>
      <text:p text:style-name="P6">INSERT INTO EmployeeDetails VALUES(119,’Bhagyashree Porwal',321,'2019-07-01');</text:p>
      <text:p text:style-name="P6">INSERT INTO EmployeeSalary VALUES(119,'JAVASCRIPT',10000);</text:p>
      <text:p text:style-name="P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">Query 11-</text:span><text:bookmark text:name="docs-internal-guid-459f9cbd-7fff-dfd2-ffb7-a3f4eba52081"/>to fetch all employees even if they don’t have any project assignment; sort the results based on ‘DateOfJoining’; display recently joined employees first</text:p>
      <text:p text:style-name="P10"/>
      <text:p text:style-name="P6">SELECT * FROM EmployeeDetails ORDER BY DateOfJoining DESC;</text:p>
      <text:p text:style-name="P6"/>
      <text:p text:style-name="P6"/>
      <text:p text:style-name="P15"><text:span text:style-name="T1">Query 12</text:span><text:bookmark text:name="docs-internal-guid-68bff5a6-7fff-3c96-a8b1-2f4842a02f8c"/> to display following columns: FullName, ManagerName, Project, Salary</text:p>
      <text:p text:style-name="P6"/>
      <text:p text:style-name="P6">SELECT <text:span text:style-name="T10">Emp</text:span>.FullName <text:span text:style-name="T10">AS Employee</text:span>,<text:span text:style-name="T10">Manager</text:span>.FullName as Manager,Project,Salary FROM EmployeeDetails <text:span text:style-name="T10">Emp</text:span> <text:s/>JOIN EmployeeDetails <text:span text:style-name="T10">Manager</text:span> ON <text:span text:style-name="T10">Emp</text:span>.ManagerId= <text:span text:style-name="T10">Manager</text:span>.EmpId </text:p>
      <text:p text:style-name="P6">JOIN EmployeeSalary <text:span text:style-name="T10">EmpSal</text:span> ON <text:span text:style-name="T10">EmpSal</text:span>.EmpId =<text:span text:style-name="T10">Emp</text:span>.EmpId; </text:p>
      <text:p text:style-name="P6"/>
      <text:p text:style-name="P6"/>
      <text:p text:style-name="P16"><text:span text:style-name="T10">Query 13-</text:span><text:bookmark text:name="docs-internal-guid-ae06c159-7fff-dac7-b149-cfbe7a89ebd2"/>to fetch employees who are not part of project ‘Facebook' </text:p>
      <text:p text:style-name="P6"/>
      <text:p text:style-name="P11">SELECT * FROM EmployeeDetails WHERE EmpId NOT IN </text:p>
      <text:p text:style-name="P11">(SELECT EmployeeDetails.EmpId FROM EmployeeDetails JOIN EmployeeSalary</text:p>
      <text:p text:style-name="P11"><text:s/>ON EmployeeDetails.EmpId=EmployeeSalary.EmpId WHERE Project='Facebook');</text:p>
      <text:p text:style-name="P6"/>
      <text:p text:style-name="P6"/>
      <text:p text:style-name="P16"><text:span text:style-name="T10">Query 14-</text:span><text:bookmark text:name="docs-internal-guid-919df02d-7fff-6f54-e626-3d05cf97b895"/>display your name and date of birth</text:p>
      <text:p text:style-name="P12"/>
      <text:p text:style-name="P6">SELECT '<text:span text:style-name="T10">Bhagyashree Porwal</text:span>' AS Name,'<text:span text:style-name="T10">1997/07/19</text:span>' AS <text:span text:style-name="T10">Birth_Date</text:span>;</text:p>
      <text:p text:style-name="P6"/>
      <text:p text:style-name="P7"><text:s/></text:p>
      <text:p text:style-name="P16"><text:span text:style-name="T10">Query 15-</text:span><text:bookmark text:name="docs-internal-guid-834a2fb9-7fff-4d39-be2d-076a3cefc2df"/>display today’s date and your age in years</text:p>
      <text:p text:style-name="P12"/>
      <text:p text:style-name="P11">SELECT current_date() AS Current,(EXTRACT(YEAR FROM current_date())) - 1997 AS Age FROM DUAL;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33:12.348401250</meta:creation-date>
    <dc:date>2019-07-18T20:38:14.185512364</dc:date>
    <meta:editing-duration>PT5H23M1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436" meta:character-count="3675" meta:non-whitespace-character-count="3280"/>
  </office:meta>
</office:document-meta>
</file>